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385f" officeooo:paragraph-rsid="00040ac1" style:font-size-asian="14pt" style:font-weight-asian="bold" style:font-size-complex="14pt" style:font-weight-complex="bold"/>
    </style:style>
    <style:style style:name="P2" style:family="paragraph" style:parent-style-name="Standard">
      <style:text-properties fo:font-size="14pt" fo:font-weight="bold" officeooo:rsid="001f385f" officeooo:paragraph-rsid="00040ac1" style:font-size-asian="14pt" style:font-weight-asian="bold" style:font-size-complex="14pt" style:font-weight-complex="bold"/>
    </style:style>
    <style:style style:name="P3" style:family="paragraph" style:parent-style-name="Standard">
      <style:text-properties fo:font-size="14pt" fo:font-weight="bold" officeooo:rsid="0026abdb" officeooo:paragraph-rsid="00040ac1" style:font-size-asian="14pt" style:font-weight-asian="bold" style:font-size-complex="14pt" style:font-weight-complex="bold"/>
    </style:style>
    <style:style style:name="P4" style:family="paragraph" style:parent-style-name="Standard">
      <style:text-properties fo:font-size="14pt" fo:font-weight="bold" officeooo:rsid="00226461" officeooo:paragraph-rsid="00040ac1" style:font-size-asian="14pt" style:font-weight-asian="bold" style:font-size-complex="14pt" style:font-weight-complex="bold"/>
    </style:style>
    <style:style style:name="P5" style:family="paragraph" style:parent-style-name="Standard">
      <style:text-properties fo:font-size="14pt" officeooo:rsid="002559e7" officeooo:paragraph-rsid="00040ac1" style:font-size-asian="14pt" style:font-size-complex="14pt"/>
    </style:style>
    <style:style style:name="P6" style:family="paragraph" style:parent-style-name="Standard">
      <style:text-properties fo:font-size="14pt" officeooo:rsid="00226461" officeooo:paragraph-rsid="00040ac1" style:font-size-asian="14pt" style:font-size-complex="14pt"/>
    </style:style>
    <style:style style:name="P7" style:family="paragraph" style:parent-style-name="Standard" style:list-style-name="L1">
      <style:text-properties style:use-window-font-color="true" style:text-outline="false" style:text-line-through-style="none" style:text-line-through-type="none" style:font-name="Lohit Devanagari" fo:font-size="14pt" fo:font-style="normal" fo:text-shadow="none" style:text-underline-style="none" fo:font-weight="bold" officeooo:rsid="001f385f" officeooo:paragraph-rsid="00040ac1" style:letter-kerning="true" style:font-name-asian="DejaVu Sans" style:font-size-asian="14pt" style:font-style-asian="normal" style:font-weight-asian="bold" style:font-name-complex="Liberation Sans2" style:font-size-complex="14pt" style:font-weight-complex="bold" style:text-emphasize="none"/>
    </style:style>
    <style:style style:name="P8" style:family="paragraph" style:parent-style-name="Standard">
      <style:text-properties style:use-window-font-color="true" style:text-outline="false" style:text-line-through-style="none" style:text-line-through-type="none" style:font-name="Lohit Devanagari" fo:font-size="14pt" fo:font-style="normal" fo:text-shadow="none" style:text-underline-style="none" fo:font-weight="bold" officeooo:rsid="0026abdb" officeooo:paragraph-rsid="00040ac1" style:letter-kerning="true" style:font-name-asian="DejaVu Sans" style:font-size-asian="14pt" style:font-style-asian="normal" style:font-weight-asian="bold" style:font-name-complex="Liberation Sans2" style:font-size-complex="14pt" style:font-weight-complex="bold" style:text-emphasize="none"/>
    </style:style>
    <style:style style:name="P9" style:family="paragraph" style:parent-style-name="Standard">
      <style:text-properties officeooo:rsid="001f385f" officeooo:paragraph-rsid="00040ac1"/>
    </style:style>
    <style:style style:name="P10" style:family="paragraph" style:parent-style-name="Standard_7e_LT_7e_Gliederung_20_1">
      <style:text-properties fo:font-size="14pt" officeooo:rsid="002559e7" officeooo:paragraph-rsid="00040ac1" style:font-size-asian="14pt" style:font-size-complex="14pt"/>
    </style:style>
    <style:style style:name="P11" style:family="paragraph" style:parent-style-name="Standard_7e_LT_7e_Gliederung_20_1">
      <style:text-properties fo:font-size="14pt" officeooo:paragraph-rsid="00040ac1" style:font-size-asian="14pt" style:font-size-complex="14pt"/>
    </style:style>
    <style:style style:name="P12" style:family="paragraph" style:parent-style-name="Standard_7e_LT_7e_Gliederung_20_1">
      <style:text-properties officeooo:paragraph-rsid="00040ac1"/>
    </style:style>
    <style:style style:name="P13" style:family="paragraph" style:parent-style-name="Standard_7e_LT_7e_Gliederung_20_1">
      <style:paragraph-properties fo:margin-top="0cm" fo:margin-bottom="0.499cm" loext:contextual-spacing="false"/>
      <style:text-properties fo:font-size="14pt" officeooo:paragraph-rsid="00040ac1" style:font-size-asian="14pt" style:font-size-complex="14pt"/>
    </style:style>
    <style:style style:name="P14" style:family="paragraph" style:parent-style-name="Text_20_body">
      <style:text-properties fo:font-size="14pt" officeooo:rsid="0023959e" officeooo:paragraph-rsid="00040ac1" style:font-size-asian="14pt" style:font-size-complex="14pt"/>
    </style:style>
    <style:style style:name="P15" style:family="paragraph" style:parent-style-name="Text_20_body">
      <style:text-properties fo:font-size="14pt" officeooo:rsid="002559e7" officeooo:paragraph-rsid="00040ac1" style:font-size-asian="14pt" style:font-size-complex="14pt"/>
    </style:style>
    <style:style style:name="P16" style:family="paragraph" style:parent-style-name="Text_20_body">
      <style:text-properties fo:font-size="14pt" officeooo:paragraph-rsid="00040ac1" style:font-size-asian="14pt" style:font-size-complex="14pt"/>
    </style:style>
    <style:style style:name="P17" style:family="paragraph" style:parent-style-name="Text_20_body">
      <style:text-properties officeooo:paragraph-rsid="00040ac1"/>
    </style:style>
    <style:style style:name="T1" style:family="text">
      <style:text-properties officeooo:rsid="0026abdb"/>
    </style:style>
    <style:style style:name="T2" style:family="text">
      <style:text-properties style:font-name="Liberation Sans1"/>
    </style:style>
    <style:style style:name="T3" style:family="text">
      <style:text-properties style:font-name="Liberation Sans1" fo:font-weight="bold" officeooo:rsid="001f385f" style:font-weight-asian="bold" style:font-weight-complex="bold"/>
    </style:style>
    <style:style style:name="T4" style:family="text">
      <style:text-properties style:font-name="Liberation Sans1" fo:font-size="14pt" fo:font-weight="bold" officeooo:rsid="001f385f" style:font-size-asian="14pt" style:font-weight-asian="bold" style:font-size-complex="14pt" style:font-weight-complex="bold"/>
    </style:style>
    <style:style style:name="T5" style:family="text">
      <style:text-properties style:font-name="Liberation Sans1" fo:font-size="14pt" style:font-size-asian="14pt" style:font-size-complex="14pt"/>
    </style:style>
    <style:style style:name="T6" style:family="text">
      <style:text-properties style:font-name="Liberation Sans1" fo:font-size="14pt" officeooo:rsid="001f385f" style:font-size-asian="14pt" style:font-size-complex="14pt"/>
    </style:style>
    <style:style style:name="T7" style:family="text">
      <style:text-properties style:use-window-font-color="true" style:text-outline="false" style:text-line-through-style="none" style:text-line-through-type="none" style:font-name="Lohit Devanagari" fo:font-style="normal" fo:text-shadow="none" style:text-underline-style="none" fo:font-weight="normal" officeooo:rsid="001f385f" style:letter-kerning="true" style:font-name-asian="DejaVu Sans" style:font-style-asian="normal" style:font-weight-asian="normal" style:font-name-complex="Liberation Sans2" style:font-weight-complex="bold" style:text-emphasize="none"/>
    </style:style>
    <style:style style:name="T8" style:family="text">
      <style:text-properties style:use-window-font-color="true" style:text-outline="false" style:text-line-through-style="none" style:text-line-through-type="none" style:font-name="Lohit Devanagari" fo:font-style="normal" fo:text-shadow="none" style:text-underline-style="none" fo:font-weight="normal" officeooo:rsid="0026abdb" style:letter-kerning="true" style:font-name-asian="DejaVu Sans" style:font-style-asian="normal" style:font-weight-asian="normal" style:font-name-complex="Liberation Sans2" style:font-weight-complex="bold" style:text-emphasize="none"/>
    </style:style>
    <style:style style:name="T9" style:family="text">
      <style:text-properties style:use-window-font-color="true" style:text-outline="false" style:text-line-through-style="none" style:text-line-through-type="none" style:font-name="Lohit Devanagari" fo:font-style="normal" fo:text-shadow="none" style:text-underline-style="none" fo:font-weight="normal" style:letter-kerning="true" style:font-name-asian="DejaVu Sans" style:font-style-asian="normal" style:font-weight-asian="normal" style:font-name-complex="Liberation Sans2" style:text-emphasize="none"/>
    </style:style>
    <style:style style:name="T10" style:family="text">
      <style:text-properties style:use-window-font-color="true" style:text-outline="false" style:text-line-through-style="none" style:text-line-through-type="none" style:font-name="Lohit Devanagari" fo:font-style="normal" fo:text-shadow="none" style:text-underline-style="none" fo:font-weight="normal" officeooo:rsid="0026abdb" style:letter-kerning="true" style:font-name-asian="DejaVu Sans" style:font-style-asian="normal" style:font-weight-asian="normal" style:font-name-complex="Liberation Sans2" style:text-emphasize="none"/>
    </style:style>
    <style:style style:name="T11" style:family="text">
      <style:text-properties style:use-window-font-color="true" style:text-outline="false" style:text-line-through-style="none" style:text-line-through-type="none" style:font-name="Lohit Devanagari" fo:font-size="14pt" fo:font-style="normal" fo:text-shadow="none" style:text-underline-style="none" fo:font-weight="normal" style:letter-kerning="true" style:font-name-asian="DejaVu Sans" style:font-size-asian="14pt" style:font-style-asian="normal" style:font-weight-asian="normal" style:font-name-complex="Liberation Sans2" style:font-size-complex="14pt" style:text-emphasize="none"/>
    </style:style>
    <style:style style:name="T12" style:family="text">
      <style:text-properties fo:font-size="14pt" style:font-size-asian="14pt" style:font-size-complex="14pt"/>
    </style:style>
    <style:style style:name="T13" style:family="text">
      <style:text-properties fo:font-size="14pt" officeooo:rsid="001f385f"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1f385f"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officeooo:rsid="002559e7"/>
    </style:style>
    <style:style style:name="T18" style:family="text">
      <style:text-properties officeooo:rsid="0025e768"/>
    </style:style>
    <style:style style:name="T19" style:family="text">
      <style:text-properties officeooo:rsid="00055f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text:span text:style-name="T1">1</text:span> sur python</text:p>
      <text:p text:style-name="P2"/>
      <text:p text:style-name="P3">Dans les exercices ci-dessus on a besoin <text:span text:style-name="T19">du language python muni </text:span>des bibliothèques suivants:</text:p>
      <text:list xml:id="list3266153946" text:style-name="L1">
        <text:list-item>
          <text:p text:style-name="P7">matplotlib.pyplot <text:s/><text:span text:style-name="T1">pour lire une image et l’afficher</text:span></text:p>
        </text:list-item>
        <text:list-item>
          <text:p text:style-name="P7">numpy <text:span text:style-name="T1">pour transformer une image en tableau et la traiter</text:span></text:p>
        </text:list-item>
        <text:list-item>
          <text:p text:style-name="P7">cv2 <text:span text:style-name="T1">pour transformer une image en niveau de gris</text:span></text:p>
        </text:list-item>
      </text:list>
      <text:p text:style-name="P8">dans tous ces exercices on va travailler avec l’image Lenna </text:p>
      <text:p text:style-name="P11"><text:span text:style-name="T3">exercice 1 : </text:span><text:span text:style-name="T7">Ajoutons une ligne verticale blanche (en colonne 100) sur l’image le</text:span><text:span text:style-name="T8">n</text:span><text:span text:style-name="T7">na </text:span><text:span text:style-name="T8">et </text:span><text:span text:style-name="T9">Afficher le r</text:span><text:span text:style-name="T10">é</text:span><text:span text:style-name="T9">sultat</text:span></text:p>
      <text:p text:style-name="P12"><text:span text:style-name="T4">exercice2</text:span><text:span text:style-name="T6"> : </text:span><text:span text:style-name="T5">Modifions les composantes couleurs d’une image : le </text:span><text:span text:style-name="T12">quart supérieur gauche du haut effacera la première composante de chaque triplet, le quart supérieur droit du haut effacera la deuxième composante de chaque triplet, le quart inférieur gauche du bas effacera la troisième composante, et le quart inférieur droit de l’image restera intact tel quel.</text:span></text:p>
      <text:p text:style-name="P12"><text:span text:style-name="T15">Exercice3</text:span><text:span text:style-name="T13"> : </text:span><text:span text:style-name="T5">On renverse l</text:span><text:span text:style-name="T11">’ordre des niveaux de gris de l’image (le noir devient blanc, le blanc devient noir, etc.).</text:span></text:p>
      <text:p text:style-name="P9"><text:span text:style-name="T12"/></text:p>
      <text:p text:style-name="P4"><text:span text:style-name="T2">exercice4 : Inverser les couleurs</text:span></text:p>
      <text:p text:style-name="P17"><text:span text:style-name="T14">Pour invers</text:span><text:span text:style-name="T12">er les couleurs, il suffit de remplacer chaque couleur de valeur </text:span><text:span text:style-name="Source_20_Text"><text:span text:style-name="T12">v</text:span></text:span><text:span text:style-name="T12"> par la valeur </text:span><text:span text:style-name="Source_20_Text"><text:span text:style-name="T12">255 – v</text:span></text:span><text:span text:style-name="T12">.</text:span></text:p>
      <text:p text:style-name="P14"><text:span text:style-name="T16">exercice5 : </text:span>Ne garder qu'une couleur</text:p>
      <text:p text:style-name="P16">A partir d'une image, on peut en créer 3 différentes dans laquelle on ne garde que la composante rouge, verte ou bleue de chaque pixel. L'image originale étant alors la superposition des trois.</text:p>
      <text:p text:style-name="P16">Pour cela, il suffit simplement de garder la valeur de la couleur souhaitée et remplacer les autres par 0.</text:p>
      <text:p text:style-name="P16"><text:span text:style-name="T17">exercice 6 : </text:span>Mettre en nuance de gris</text:p>
      <text:p text:style-name="P15">Pour transformer une image couleur en niveau sans utiliser la mathode du cours </text:p>
      <text:p text:style-name="P10"><text:span text:style-name="T2">matG = cv.imread("Lena.png", 0) <text:s/># charge le fichier dans une </text:span>matrice de pixels gris</text:p>
      <text:p text:style-name="P13"><text:span text:style-name="T2">plt.imshow(matG, cmap = 'gray') <text:s/># affiche la matrice de niveaux de </text:span>gris</text:p>
      <text:p text:style-name="P13"><text:soft-page-break/><text:span text:style-name="T2">plt.show() # ouvre la fenêtre d’affichage et attend la fin de </text:span>l’interaction utilisateur</text:p>
      <text:p text:style-name="P5"/>
      <text:p text:style-name="P15">Pour chaque pixel, on remplace la couleur <text:span text:style-name="Source_20_Text">(r,g,b)</text:span> par </text:p>
      <text:p text:style-name="P15">l<text:span text:style-name="T18">a couleur </text:span><text:span text:style-name="Source_20_Text"><text:s/>= 0.2126 * r + 0.7152 * v + 0.0722 * b</text:span>.</text:p>
      <text:p text:style-name="P14"/>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ext:p>
      <text:p text:style-name="P6"><text:span text:style-name="T2"/></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7e_LT_7e_Gliederung_20_1" style:display-name="Standard~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5T10:22:49.096362940</meta:creation-date>
    <dc:date>2023-09-25T10:27:43.613567830</dc:date>
    <meta:editing-duration>PT4M54S</meta:editing-duration>
    <meta:editing-cycles>2</meta:editing-cycles>
    <meta:generator>LibreOffice/6.4.7.2$Linux_X86_64 LibreOffice_project/40$Build-2</meta:generator>
    <meta:document-statistic meta:table-count="0" meta:image-count="0" meta:object-count="0" meta:page-count="3" meta:paragraph-count="21" meta:word-count="314" meta:character-count="1842" meta:non-whitespace-character-count="1544"/>
  </office:meta>
</office:document-meta>
</file>